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45cm" table:align="left" style:writing-mode="lr-tb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color="#ffffff"/>
    </style:style>
    <style:style style:name="P8" style:family="paragraph" style:parent-style-name="Table">
      <style:paragraph-properties style:snap-to-layout-grid="false"/>
      <style:text-properties fo:color="#ffffff" fo:language="en" fo:country="US"/>
    </style:style>
    <style:style style:name="P9" style:family="paragraph" style:parent-style-name="Table">
      <style:paragraph-properties style:snap-to-layout-grid="false"/>
      <style:text-properties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Standard" style:list-style-name="L1"/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" style:list-style-name="L4"/>
    <style:style style:name="P28" style:family="paragraph" style:parent-style-name="Heading_20_3">
      <style:text-properties fo:background-color="transparent"/>
    </style:style>
    <style:style style:name="P29" style:family="paragraph" style:parent-style-name="Heading_20_3">
      <style:text-properties style:font-size-complex="10pt"/>
    </style:style>
    <style:style style:name="P30" style:family="paragraph" style:parent-style-name="Heading_20_3">
      <style:paragraph-properties fo:orphans="2" fo:widows="2" style:writing-mode="lr-tb"/>
    </style:style>
    <style:style style:name="P31" style:family="paragraph" style:parent-style-name="Комментарий" style:list-style-name="WW8Num46"/>
    <style:style style:name="P32" style:family="paragraph" style:parent-style-name="Комментарий" style:list-style-name="WW8Num80"/>
    <style:style style:name="P33" style:family="paragraph" style:parent-style-name="Комментарий" style:list-style-name="WW8Num14"/>
    <style:style style:name="P34" style:family="paragraph" style:parent-style-name="Комментарий" style:list-style-name="WW8Num48"/>
    <style:style style:name="P35" style:family="paragraph" style:parent-style-name="Комментарий" style:list-style-name="WW8Num37"/>
    <style:style style:name="P36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background-color="#ffff00" style:font-style-asian="normal" style:font-style-complex="normal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4">BigSpace</text:p>
          </table:table-cell>
        </table:table-row>
        <table:table-row table:style-name="Таблица1.4">
          <table:table-cell table:style-name="Таблица1.A1" office:value-type="string">
            <text:p text:style-name="P11">Дизайн-документ</text:p>
            <text:p text:style-name="P12"/>
            <text:p text:style-name="P12"/>
            <text:p text:style-name="P12">Автор: Александр Гранин</text:p>
          </table:table-cell>
        </table:table-row>
      </table:table>
      <text:p text:style-name="P19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2"><text:a xlink:type="simple" xlink:href="#__RefHeading__20_113153493" text:style-name="Index_20_Link" text:visited-style-name="Index_20_Link">1. Введение<text:tab/>3</text:a></text:p>
          <text:p text:style-name="P22"><text:a xlink:type="simple" xlink:href="#__RefHeading__22_113153493" text:style-name="Index_20_Link" text:visited-style-name="Index_20_Link">2. Концепция<text:tab/>4</text:a></text:p>
          <text:p text:style-name="P21"><text:a xlink:type="simple" xlink:href="#__RefHeading__24_113153493" text:style-name="Index_20_Link" text:visited-style-name="Index_20_Link">2.1. Введение<text:tab/>4</text:a></text:p>
          <text:p text:style-name="P21"><text:a xlink:type="simple" xlink:href="#__RefHeading__26_113153493" text:style-name="Index_20_Link" text:visited-style-name="Index_20_Link">2.2. Платформа, жанр и аудитория<text:tab/>4</text:a></text:p>
          <text:p text:style-name="P21"><text:a xlink:type="simple" xlink:href="#__RefHeading__28_113153493" text:style-name="Index_20_Link" text:visited-style-name="Index_20_Link">2.3. Основные особенности игры<text:tab/>4</text:a></text:p>
          <text:p text:style-name="P21"><text:a xlink:type="simple" xlink:href="#__RefHeading__30_113153493" text:style-name="Index_20_Link" text:visited-style-name="Index_20_Link">2.4. Описание игры<text:tab/>5</text:a></text:p>
          <text:p text:style-name="P21"><text:a xlink:type="simple" xlink:href="#__RefHeading__32_113153493" text:style-name="Index_20_Link" text:visited-style-name="Index_20_Link">2.5. Предпосылки создания<text:tab/>5</text:a></text:p>
          <text:p text:style-name="P21"><text:a xlink:type="simple" xlink:href="#__RefHeading__34_113153493" text:style-name="Index_20_Link" text:visited-style-name="Index_20_Link">2.6. Платформа<text:tab/>5</text:a></text:p>
          <text:p text:style-name="P22"><text:a xlink:type="simple" xlink:href="#__RefHeading__36_113153493" text:style-name="Index_20_Link" text:visited-style-name="Index_20_Link">3. Функциональная спецификация<text:tab/>6</text:a></text:p>
          <text:p text:style-name="P21"><text:a xlink:type="simple" xlink:href="#__RefHeading__38_113153493" text:style-name="Index_20_Link" text:visited-style-name="Index_20_Link">3.1. Принципы игры <text:tab/>6</text:a></text:p>
          <text:p text:style-name="P23"><text:a xlink:type="simple" xlink:href="#__RefHeading__40_113153493" text:style-name="Index_20_Link" text:visited-style-name="Index_20_Link">3.1.1. Задачи игрока<text:tab/>6</text:a></text:p>
          <text:p text:style-name="P23"><text:a xlink:type="simple" xlink:href="#__RefHeading__1059_1709361289" text:style-name="Index_20_Link" text:visited-style-name="Index_20_Link">3.1.2. Суть игрового процесса<text:tab/>7</text:a></text:p>
          <text:p text:style-name="P23"><text:a xlink:type="simple" xlink:href="#__RefHeading__42_113153493" text:style-name="Index_20_Link" text:visited-style-name="Index_20_Link">3.1.3. Ход игры и сюжет<text:tab/>7</text:a></text:p>
          <text:p text:style-name="P21"><text:a xlink:type="simple" xlink:href="#__RefHeading__44_113153493" text:style-name="Index_20_Link" text:visited-style-name="Index_20_Link">3.2. Физическая модель<text:tab/>7</text:a></text:p>
          <text:p text:style-name="P23"><text:a xlink:type="simple" xlink:href="#__RefHeading__1061_1709361289" text:style-name="Index_20_Link" text:visited-style-name="Index_20_Link">3.2.1. Описание мира<text:tab/>7</text:a></text:p>
          <text:p text:style-name="P23"><text:a xlink:type="simple" xlink:href="#__RefHeading__1063_1709361289" text:style-name="Index_20_Link" text:visited-style-name="Index_20_Link">3.2.2. Игровая инфраструктура: концепции<text:tab/>8</text:a></text:p>
          <text:p text:style-name="P23"><text:a xlink:type="simple" xlink:href="#__RefHeading__1065_1709361289" text:style-name="Index_20_Link" text:visited-style-name="Index_20_Link">3.2.3. Игровая механика: Энергия<text:tab/>9</text:a></text:p>
          <text:p text:style-name="P23"><text:a xlink:type="simple" xlink:href="#__RefHeading__1067_1709361289" text:style-name="Index_20_Link" text:visited-style-name="Index_20_Link">3.2.4. Игровая механика: Время<text:tab/>9</text:a></text:p>
          <text:p text:style-name="P23"><text:a xlink:type="simple" xlink:href="#__RefHeading__1069_1709361289" text:style-name="Index_20_Link" text:visited-style-name="Index_20_Link">3.2.5. Игровая механика: Время<text:tab/>10</text:a></text:p>
          <text:p text:style-name="P21"><text:a xlink:type="simple" xlink:href="#__RefHeading__46_113153493" text:style-name="Index_20_Link" text:visited-style-name="Index_20_Link">3.3. Персонаж игрока<text:tab/>11</text:a></text:p>
          <text:p text:style-name="P21"><text:a xlink:type="simple" xlink:href="#__RefHeading__48_113153493" text:style-name="Index_20_Link" text:visited-style-name="Index_20_Link">3.4. Элементы игры<text:tab/>11</text:a></text:p>
          <text:p text:style-name="P21"><text:a xlink:type="simple" xlink:href="#__RefHeading__50_113153493" text:style-name="Index_20_Link" text:visited-style-name="Index_20_Link">3.5. «Искусственный интеллект»<text:tab/>11</text:a></text:p>
          <text:p text:style-name="P21"><text:a xlink:type="simple" xlink:href="#__RefHeading__52_113153493" text:style-name="Index_20_Link" text:visited-style-name="Index_20_Link">3.6. Многопользовательский режим<text:tab/>11</text:a></text:p>
          <text:p text:style-name="P21"><text:a xlink:type="simple" xlink:href="#__RefHeading__54_113153493" text:style-name="Index_20_Link" text:visited-style-name="Index_20_Link">3.7. Интерфейс пользователя <text:tab/>11</text:a></text:p>
          <text:p text:style-name="P23"><text:a xlink:type="simple" xlink:href="#__RefHeading__56_113153493" text:style-name="Index_20_Link" text:visited-style-name="Index_20_Link">3.7.1. Блок-схема<text:tab/>11</text:a></text:p>
          <text:p text:style-name="P23"><text:a xlink:type="simple" xlink:href="#__RefHeading__58_113153493" text:style-name="Index_20_Link" text:visited-style-name="Index_20_Link">3.7.2. Функциональное описание и управление<text:tab/>12</text:a></text:p>
          <text:p text:style-name="P23"><text:a xlink:type="simple" xlink:href="#__RefHeading__60_113153493" text:style-name="Index_20_Link" text:visited-style-name="Index_20_Link">3.7.3. Объекты интерфейса пользователя<text:tab/>12</text:a></text:p>
          <text:p text:style-name="P21"><text:a xlink:type="simple" xlink:href="#__RefHeading__62_113153493" text:style-name="Index_20_Link" text:visited-style-name="Index_20_Link">3.8. Графика и видео<text:tab/>12</text:a></text:p>
          <text:p text:style-name="P23"><text:a xlink:type="simple" xlink:href="#__RefHeading__64_113153493" text:style-name="Index_20_Link" text:visited-style-name="Index_20_Link">3.8.1. Общее описание<text:tab/>12</text:a></text:p>
          <text:p text:style-name="P23"><text:a xlink:type="simple" xlink:href="#__RefHeading__66_113153493" text:style-name="Index_20_Link" text:visited-style-name="Index_20_Link">3.8.2. Двумерная графика и анимация<text:tab/>12</text:a></text:p>
          <text:p text:style-name="P23"><text:a xlink:type="simple" xlink:href="#__RefHeading__68_113153493" text:style-name="Index_20_Link" text:visited-style-name="Index_20_Link">3.8.3. Трехмерная графика и анимация<text:tab/>12</text:a></text:p>
          <text:p text:style-name="P23"><text:a xlink:type="simple" xlink:href="#__RefHeading__70_113153493" text:style-name="Index_20_Link" text:visited-style-name="Index_20_Link">3.8.4. Анимационные вставки<text:tab/>12</text:a></text:p>
          <text:p text:style-name="P21"><text:a xlink:type="simple" xlink:href="#__RefHeading__72_113153493" text:style-name="Index_20_Link" text:visited-style-name="Index_20_Link">3.9. Звуки и музыка <text:tab/>13</text:a></text:p>
          <text:p text:style-name="P23"><text:a xlink:type="simple" xlink:href="#__RefHeading__74_113153493" text:style-name="Index_20_Link" text:visited-style-name="Index_20_Link">3.9.1. Общее описание<text:tab/>13</text:a></text:p>
          <text:p text:style-name="P23"><text:a xlink:type="simple" xlink:href="#__RefHeading__76_113153493" text:style-name="Index_20_Link" text:visited-style-name="Index_20_Link">3.9.2. Звук и звуковые эффекты<text:tab/>13</text:a></text:p>
          <text:p text:style-name="P23"><text:a xlink:type="simple" xlink:href="#__RefHeading__78_113153493" text:style-name="Index_20_Link" text:visited-style-name="Index_20_Link">3.9.3. Музыка<text:tab/>13</text:a></text:p>
          <text:p text:style-name="P21"><text:a xlink:type="simple" xlink:href="#__RefHeading__80_113153493" text:style-name="Index_20_Link" text:visited-style-name="Index_20_Link">3.10. Описание уровней<text:tab/>13</text:a></text:p>
          <text:p text:style-name="P23"><text:a xlink:type="simple" xlink:href="#__RefHeading__82_113153493" text:style-name="Index_20_Link" text:visited-style-name="Index_20_Link">3.10.1. Общее описание дизайна уровней<text:tab/>13</text:a></text:p>
          <text:p text:style-name="P23"><text:a xlink:type="simple" xlink:href="#__RefHeading__84_113153493" text:style-name="Index_20_Link" text:visited-style-name="Index_20_Link">3.10.2. Диаграмма взаимного расположения уровней<text:tab/>13</text:a></text:p>
          <text:p text:style-name="P23"><text:a xlink:type="simple" xlink:href="#__RefHeading__86_113153493" text:style-name="Index_20_Link" text:visited-style-name="Index_20_Link">3.10.3. График введения новых объектов<text:tab/>13</text:a></text:p>
          <text:p text:style-name="P22"><text:a xlink:type="simple" xlink:href="#__RefHeading__88_113153493" text:style-name="Index_20_Link" text:visited-style-name="Index_20_Link">4. Контакты<text:tab/>15</text:a></text:p>
        </text:index-body>
      </text:table-of-content>
      <text:p text:style-name="P13"/>
      <text:p text:style-name="Standard"/>
      <text:h text:style-name="Heading_20_1" text:outline-level="1"><text:bookmark-start text:name="__RefHeading__20_113153493"/><text:bookmark-start text:name="_Ref46212530"/>Введение<text:bookmark-end text:name="__RefHeading__20_113153493"/><text:bookmark-end text:name="_Ref46212530"/></text:h>
      <text:p text:style-name="Комментарий">Приведите в этом разделе информацию, необходимую перед прочтением данного документа:</text:p>
      <text:list xml:id="list1711095494" text:style-name="WW8Num46">
        <text:list-item>
          <text:p text:style-name="P31">Комментарии по организации содержимого документа</text:p>
        </text:list-item>
        <text:list-item>
          <text:p text:style-name="P31">Ссылки на и используемые материалы, копирайты и прочее</text:p>
        </text:list-item>
        <text:list-item>
          <text:p text:style-name="P31">История изменений документа</text:p>
        </text:list-item>
        <text:list-item>
          <text:p text:style-name="P31">Список авторов</text:p>
        </text:list-item>
        <text:list-item>
          <text:p text:style-name="P31">Условные обозначения, сокращения и другие соглашения</text:p>
        </text:list-item>
        <text:list-item>
          <text:p text:style-name="P31">Любые сведения, которые необходимы для прочтения документа </text:p>
        </text:list-item>
      </text:list>
      <text:h text:style-name="Heading_20_1" text:outline-level="1"><text:bookmark-start text:name="__RefHeading__22_113153493"/><text:bookmark-start text:name="_Ref46203453"/>Концепция<text:bookmark-end text:name="__RefHeading__22_113153493"/><text:bookmark-end text:name="_Ref4620345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. Жанр — смешанный: трехмерный космический симулятор с элементами Exploring / <text:span text:style-name="T3">Adventure</text:span>, стратегии реального времени <text:span text:style-name="T3">(RTS)</text:span> и программирования. Платформа — PC.</text:p>
      <text:p text:style-name="Standard">Игра ориентирована на достаточно широкую аудиторию, однако наиболее интересна будет тем, кто ищет романтику космоса и увлечен его изучением. Игра предлагает продуманный сюжет, нестандартные концепции и, как следствие, особенный геймплей.</text:p>
      <text:p text:style-name="Standard">Программируемые элементы игры являются существенной, но не ограничивающей частью геймлея. Алгоритмы и программы могут быть написаны игроком и/или приобретены за пределами игры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P20">Игра не использует торговые марки или другую собственность, подлежащую лицензированию.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717956077" text:style-name="L1">
        <text:list-item>
          <text:p text:style-name="P24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4">Изменяемые алгоритмы, управляющие игровыми объектами.</text:p>
        </text:list-item>
        <text:list-item>
          <text:p text:style-name="P24">Время как важная концепция. Путешествие во времени по особым законам.</text:p>
        </text:list-item>
        <text:list-item>
          <text:p text:style-name="P24">Процедурная генерация мира.</text:p>
        </text:list-item>
        <text:list-item>
          <text:p text:style-name="P24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4">Разнообразные реальные объекты космоса.</text:p>
        </text:list-item>
        <text:list-item>
          <text:p text:style-name="P24">Разнообразные фантастические объекты космоса, обусловленные фантастической моделью.</text:p>
        </text:list-item>
        <text:list-item>
          <text:p text:style-name="P24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4"><text:soft-page-break/>Свобода действий, не требующая следования сюжету.</text:p>
        </text:list-item>
        <text:list-item>
          <text:p text:style-name="P24"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24">Противник с необычной психологией.</text:p>
        </text:list-item>
        <text:list-item>
          <text:p text:style-name="P24">Особый геймплей.</text:p>
        </text:list-item>
      </text:list>
      <text:p text:style-name="P20">Игра пригодна для издания на западном рынке.</text:p>
      <text:p text:style-name="Комментарий">Укажите также примерный объем игры (в часах прохождения или других единицах).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1550359361" text:continue-list="list1711095494" text:style-name="WW8Num46">
        <text:list-item>
          <text:p text:style-name="P31">общие тенденции рынка в этом направлении</text:p>
        </text:list-item>
        <text:list-item>
          <text:p text:style-name="P31">вопросы, связанные с лицензированием (если используется)</text:p>
        </text:list-item>
      </text:list>
      <text:h text:style-name="Heading_20_2" text:outline-level="2"><text:bookmark-start text:name="__RefHeading__34_113153493"/><text:bookmark-start text:name="_Ref46138777"/><text:bookmark-start text:name="_Ref46138760"/>Платформа<text:bookmark-end text:name="__RefHeading__34_113153493"/><text:bookmark-end text:name="_Ref46138777"/><text:bookmark-end text:name="_Ref46138760"/></text:h>
      <text:p text:style-name="Комментарий">Перечислите платформы, на которых планируется создание игры. Для РС-платформы укажите минимальные и рекомендуемые системные требования. Если игра требует дополнительного оборудования (например, модем), укажите это.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Звуковая карта</text:p>
          </table:table-cell>
          <table:table-cell table:style-name="Таблица2.A1" office:value-type="string">
            <text:p text:style-name="P4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_RefHeading__36_113153493"/><text:bookmark-start text:name="_Ref46203462"/>Функциональная спецификация<text:bookmark-end text:name="__RefHeading__36_113153493"/><text:bookmark-end text:name="_Ref46203462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 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лагается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</text:p>
      <text:p text:style-name="Standard">Вскоре игроку станет ясно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следствие того, что корабль переместился во времени назад, в прошлое. При некоторых условиях она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Игрок должен в некоторый срок что-либо сделать с кораблем, чтобы продолжить игру после его разрушения.</text:p>
      <text:p text:style-name="Standard">Возможно перемещение во времени. (<text:span text:style-name="T8">TBD: время как игровая концепция. Описать законы перемещения во времени, как разрешаются парадоксы, что есть временная энтропия, что происходит с точки зрения мира при попадании в него иновременного объекта, что видит игрок, какие варианты геймплея становятся доступны, как еще можно использовать эту концепцию, что нужно для ее реализации, какие требования к ней.</text:span>)</text:p>
      <text:p text:style-name="Standard"/>
      <text:p text:style-name="Standard"/>
      <text:p text:style-name="Standard"><text:soft-page-break/></text:p>
      <text:p text:style-name="Standard">Для решения задач у игрока имеется ряд инструментов. Прежде всего, это корабль, оснащенный различными механизмами, и некоторые позволяют создавать другие механизмы и корабли. (<text:span text:style-name="T8">TBD: задачи игрока. Закончить описание.</text:span>)</text:p>
      <text:h text:style-name="Heading_20_3" text:outline-level="3"><text:bookmark-start text:name="__RefHeading__1059_1709361289"/>Суть игрового процесса<text:bookmark-end text:name="__RefHeading__1059_1709361289"/></text:h>
      <text:p text:style-name="Standard">Главным местом игрока является корабль. Игрок может выходить в открытый космос и отлетать недалеко от корабля или другого объекта. Игрок состоит из тахионов, так что ему не нужен скафандр, но можно взять с собой переносной интерфейс управления, по функциональности аналогичный пульту управления корабля. (<text:span text:style-name="T8">TBD</text:span>)</text:p>
      <text:p text:style-name="Standard">Управление космическими кораблями в игре преимущественно непрямое, большую часть работы за игрока выполняет автопилот. Ручное управление возможно.</text:p>
      <text:p text:style-name="Standard">Масштабы космоса, объектов, расстояния до объектов показываются через сравнение, методом перспективы, специальными интерфейсами, накладываемыми на изображение космоса в иллюминаторе, масштабированными направляющими.</text:p>
      <text:p text:style-name="P18">(dd-DistanceVisualization01.png)</text:p>
      <text:p text:style-name="Standard"><text:span text:style-name="T10">Значительную часть времени игрок должен развивать инфраструктуру. Он может создавать объекты по имеющимся в базе данных эскизам, либо спроектировать их сам. Строительство космических объектов непрямое, когда по эскизам работают вспомогательные единицы: фабрики, роботы. (</text:span><text:span text:style-name="T11">TBD: уточнить.</text:span><text:span text:style-name="T10">) Объект создается в один заход и полностью, процесс непрерывный, и нет никаких «деталей», которые можно было бы создать раньше / позже. (</text:span><text:span text:style-name="T11">TBD: Выяснить, значит ли это, что объекты нельзя совершенствовать? Предположительно, не значит.</text:span><text:span text:style-name="T10">) Развитие инфраструктуры как прямое, так и косвенное. (</text:span><text:span text:style-name="T11">TBD</text:span><text:span text:style-name="T10">)</text:span></text:p>
      <text:p text:style-name="P18">Игроку необходимо добывать энергию трех видов. Энергия накапливается, транспортируется, преобразуется в игровые объекты.</text:p>
      <text:p text:style-name="Standard"><text:span text:style-name="T10">Для достижения большей эффективности игрок перепрограммирует алгоритмы, по которым работают все инфраструктурные объекты. Некоторые алгоритмы могут быть получены вместе с трофейными объектами. Какие-то алгоритмы могут быть даны сразу же в нескольких версиях, но доступ к следующей версии дается по наступлению определенных событий. Есть алгоритмы универсальные, а есть специфические для данного объекта. (</text:span><text:span text:style-name="T11">TBD</text:span><text:span text:style-name="T10">)</text:span></text:p>
      <text:p text:style-name="Standard">(<text:span text:style-name="T8">TBD</text:span>)</text:p>
      <text:h text:style-name="Heading_20_3" text:outline-level="3"><text:bookmark-start text:name="__RefHeading__42_113153493"/><text:bookmark-start text:name="_Ref46138734"/>Ход игры и сюжет<text:bookmark-end text:name="__RefHeading__42_113153493"/><text:bookmark-end text:name="_Ref46138734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<text:soft-page-break/>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через иллюминатор. На иллюминаторе может быть отображен интерактивный 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 — выделить главное, а остальное перенести в документ сюжета.</text:span>)</text:p>
      <text:p text:style-name="Standard">(<text:span text:style-name="T8">TBD: геймлей. Очень тщательно проработать, в том числе и на бумаге. Создать игровые прототипы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365"/><text:bookmark-start text:name="_Ref46138349"/><text:bookmark-start text:name="_Ref46138307"/><text:bookmark-start text:name="_Ref46138253"/><text:bookmark-start text:name="__RefHeading__44_113153493"/>Физическая модель<text:bookmark-end text:name="__RefHeading__44_113153493"/></text:h>
      <text:h text:style-name="Heading_20_3" text:outline-level="3"><text:bookmark-start text:name="__RefHeading__1061_1709361289"/>Описание мира<text:bookmark-end text:name="__RefHeading__1061_1709361289"/></text:h>
      <text:p text:style-name="Standard">Мир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Кроме обычной материи в мире существует фантастическая, образованная особыми частицами — тахионами<text:note text:id="ftn1" text:note-class="footnote"><text:note-citation>1</text:note-citation><text:note-body><text:p text:style-name="Footnote">«Сверхсветовое движение: сверхсветовые частицы», «Тахион», Википедия.</text:p></text:note-body></text:note>. Из них состоят все важные игровые объекты: игрок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 (<text:span text:style-name="T8">TBD: гранулы.</text:span>). Аномалии — это области, в которых законы мира неким образом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 Аномалии возникают не только из-за влияния гранул, но и при прочих условиях. (<text:span text:style-name="T8">TBD: аномалии.</text:span>)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 (<text:span text:style-name="T8">TBD: детализация. Уточнить.</text:span>)</text:p>
      <text:p text:style-name="Standard">Излучение от объектов проходит реальное расстояние, прежде чем попасть в сенсоры устройств. Информация переносится со скоростью света. Таким образом, видимый мир всегда отличается от реального. (<text:span text:style-name="T8">TBD: перенос информации со скоростью света. Нужно ли? Что позволит? Какие ограничения? Как впишется в остальные концепции? Обдумать. Сделать прототип.</text:span>)</text:p>
      <text:p text:style-name="P20"><text:soft-page-break/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p text:style-name="Standard">(<text:span text:style-name="T8">TBD</text:span>)</text:p>
      <text:h text:style-name="Heading_20_3" text:outline-level="3"><text:bookmark-start text:name="__RefHeading__1063_1709361289"/>Игровая инфраструктура: концепции<text:bookmark-end text:name="__RefHeading__1063_1709361289"/>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объектов в основе лежат несколько видов элементов, сочетающихся по принципу конструктора. Сами элементы по легенде состоят из тахионов; главная их форма — куб, но возможны и иные формы. Их комбинаторика представляет собой материальный язык высокого уровня, присутствующий прямо в игре. (<text:span text:style-name="T8">TBD: язык программирования.</text:span>)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 (<text:span text:style-name="T8">TBD: элементы. Описать механику, законы, форму и содержание, виды, варианты взаимодействия, способы использования, сценарии</text:span>).</text:p>
      <text:p text:style-name="Standard">Поначалу все алгоритмы первого корабля — базовые и примитивные, так как он отправлен в прошлое «налегке»<text:note text:id="ftn2" text:note-class="footnote"><text:note-citation>2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алгоритмы, разрабатывая новые с помощью бортового компьютера<text:note text:id="ftn3" text:note-class="footnote"><text:note-citation>3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 (<text:span text:style-name="T8">TBD: трансмиттер</text:span>)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(<text:span text:style-name="T8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)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 (<text:span text:style-name="T8">TBD: требования к языку программирования и к игроку</text:span>). Игрок может строить целые заводы, города, вычислительные машины, огромные космические флоты, даже настоящие «Звезды Смерти» - в космосе полно места для любых фантазий. Концептуальных ограничений нет, внутриигровые ресурсы восполнимы, однако всегда есть неизбежные ограничения реального мира. (<text:span text:style-name="T8">TBD: требования к аппаратуре.</text:span>)</text:p>
      <text:p text:style-name="Standard">Главным игровым ресурсом служит энергия трех видов: синяя, зеленая, красная. <text:span text:style-name="T9">(</text:span>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<text:span text:style-name="T9">) Э</text:span>нергия добывается из звезд с помощью накопителей (<text:span text:style-name="T8">TBD: накопитель</text:span>), а также очень медленно восполняется сама внутри специальных хранилищ, которые улавливают реликтовое излучение. <text:span text:style-name="T9">(</text:span><text:span text:style-name="T8">TBD: хранилища. Картинка с самовосстановлением энергии.</text:span><text:span text:style-name="T9">) Энергия передается по коммуникациям в структуре элементов, а также может быть передана через пространство между двумя трансляторами (</text:span><text:span text:style-name="T8">TBD: транслятор. Уточнить название, описать свойства, внешний вид, варианты взаимодействия, способы </text:span><text:soft-page-break/><text:span text:style-name="T8">использования</text:span><text:span text:style-name="T9">). Причем она должна быть предварительно архивирована для более эффективной передачи; вырожденный алгоритм архивации, когда архив представляет собой исходный объект, создается для трансляторов по умолчанию и может быть заменен на собственный. Кроме того, на передачу влияет окружающее пространство: если оно пусто, передача будет успешной, но если имеются какие-либо аномалии, препятствия и иные негативные эффекты, то в информации могут возникнуть искажения. Также важны расстояние и время, нужное для его преодоления. В общем случае передача ведется со скоростью света. (</text:span><text:span text:style-name="T8">TBD: законы передачи энергии. Только ли со скоростью света? Или есть случаи, когда быстрее/медленнее скорости света?</text:span><text:span text:style-name="T9">)</text:span></text:p>
      <text:p text:style-name="Standard"><text:span text:style-name="T9">Энергию можно конвертировать из одного вида в другой с некоторым КПД по определенному алгоритму с помощью преобразователя. 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 (</text:span><text:span text:style-name="T8">TBD: преобразователь. Законы конвертации энергии.</text:span><text:span text:style-name="T9">)</text:span></text:p>
      <text:h text:style-name="P28" text:outline-level="3"><text:bookmark-start text:name="__RefHeading__1065_1709361289"/>Игровая механика: Энергия<text:bookmark-end text:name="__RefHeading__1065_1709361289"/></text:h>
      <text:p text:style-name="P15">Энергия бывает трех видов: синяя, зеленая, красная. (<text:span text:style-name="T8">TBD</text:span>)</text:p>
      <text:h text:style-name="P28" text:outline-level="3"><text:bookmark-start text:name="__RefHeading__1067_1709361289"/>Игровая механика: Время<text:bookmark-end text:name="__RefHeading__1067_1709361289"/></text:h>
      <text:p text:style-name="P16">Ощущение времени</text:p>
      <text:p text:style-name="P15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(<text:span text:style-name="T8">TBD: иное ощущение времени. Проверить необходимость, установить законы изменения.</text:span>)</text:p>
      <text:p text:style-name="P16">Временная энтропия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(<text:span text:style-name="T8">TBD: так ли это? В материалах энтропия возникает только при перемещении объекта назад в прошлое.</text:span>) Разделяются понятия внешний объект и собственный объект по отношению к игроку. Собственный 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объекты попадают в особые условия, энтропия внешних и собственных объектов ведет себя по-разному.</text:p>
      <text:list xml:id="list611420479" text:style-name="L2">
        <text:list-item>
          <text:p text:style-name="P25">Собственный объект движется с околосветовой скоростью.</text:p>
        </text:list-item>
      </text:list>
      <text:list xml:id="list1173855232" text:style-name="L3">
        <text:list-item>
          <text:p text:style-name="P26">Его временная энтропия нарастает по обычному закону.</text:p>
        </text:list-item>
        <text:list-item>
          <text:p text:style-name="P26"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542112200" text:continue-list="list611420479" text:style-name="L2">
        <text:list-item>
          <text:p text:style-name="P25">Внешний объект движется с околосветовой скоростью.</text:p>
        </text:list-item>
      </text:list>
      <text:list xml:id="list127981910" text:continue-list="list1173855232" text:style-name="L3">
        <text:list-item>
          <text:p text:style-name="P26">Его временная энтропия нарастает медленнее.</text:p>
        </text:list-item>
        <text:list-item>
          <text:p text:style-name="P26">Его внутреннее время идет медленнее.</text:p>
        </text:list-item>
      </text:list>
      <text:list xml:id="list433755956" text:continue-list="list542112200" text:style-name="L2">
        <text:list-item>
          <text:p text:style-name="P25"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1027465969" text:continue-list="list127981910" text:style-name="L3">
        <text:list-item>
          <text:p text:style-name="P26"><text:soft-page-break/>(<text:span text:style-name="T8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1714676350" text:continue-list="list433755956" text:style-name="L2">
        <text:list-item>
          <text:p text:style-name="P25"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Имеются понятия смещенный и несмещенный объект. Смещенный — это объект, отправленный из своего времени назад или вперед.</text:p>
      <text:list xml:id="list1527000136" text:style-name="L4">
        <text:list-item>
          <text:p text:style-name="P27">Временная энтропия несмещенного объекта равна его возрасту и предела не имеет.</text:p>
        </text:list-item>
        <text:list-item>
          <text:p text:style-name="P27">(<text:span text:style-name="T8">TBD</text:span>) Временная энтропия смещенного назад объекта. Видимо, имеет предел, зависящий от расстояния, на которое объект смещен.</text:p>
        </text:list-item>
        <text:list-item>
          <text:p text:style-name="P27">(<text:span text:style-name="T8">TBD</text:span>) Временная энтропия смещенных вперед объектов.</text:p>
        </text:list-item>
      </text:list>
      <text:p text:style-name="P17">Путешествия во времени</text:p>
      <text:p text:style-name="Standard">(<text:span text:style-name="T8">TBD</text:span>)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1576938409" text:continue-list="list1550359361" text:style-name="WW8Num46">
        <text:list-item>
          <text:p text:style-name="P31">Перемещения</text:p>
        </text:list-item>
        <text:list-item>
          <text:p text:style-name="P31">Боевые действия</text:p>
        </text:list-item>
        <text:list-item>
          <text:p text:style-name="P31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365"/><text:bookmark-end text:name="_Ref46138349"/><text:bookmark-end text:name="_Ref46138307"/><text:bookmark-end text:name="_Ref46138253"/><text:bookmark-start text:name="__RefHeading__48_113153493"/><text:bookmark-start text:name="_Ref46313460"/><text:bookmark-start text:name="_Ref46313435"/>Элементы игры<text:bookmark-end text:name="__RefHeading__48_113153493"/><text:bookmark-end text:name="_Ref46313460"/><text:bookmark-end text:name="_Ref46313435"/></text:h>
      <text:h text:style-name="P30" text:outline-level="3">Трансмиттер</text:h>
      <text:h text:style-name="P30" text:outline-level="3">Сканер</text:h>
      <text:p text:style-name="Standard"/>
      <text:p text:style-name="Standard"/>
      <text:p text:style-name="Standard"/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516422171" text:continue-numbering="true" text:style-name="WW8Num46">
        <text:list-item>
          <text:p text:style-name="P31">Юниты и строения – <text:span text:style-name="T3">RTS</text:span>, <text:span text:style-name="T3">TBS</text:span></text:p>
        </text:list-item>
        <text:list-item>
          <text:p text:style-name="P31">Предметы (<text:span text:style-name="T3">items</text:span>) – <text:span text:style-name="T3">RTS</text:span>, <text:span text:style-name="T3">RPG</text:span></text:p>
        </text:list-item>
        <text:list-item>
          <text:p text:style-name="P31">Оружие – <text:span text:style-name="T3">FPS</text:span>, <text:span text:style-name="T3">RPG</text:span></text:p>
        </text:list-item>
        <text:list-item>
          <text:p text:style-name="P31"><text:span text:style-name="T3">NPC </text:span>и персонажи</text:p>
        </text:list-item>
        <text:list-item>
          <text:p text:style-name="P31"><text:soft-page-break/>Транспортные средства<text:span text:style-name="T3"> – simulators</text:span></text:p>
        </text:list-item>
        <text:list-item>
          <text:p text:style-name="P31">Карты </text:p>
        </text:list-item>
        <text:list-item>
          <text:p text:style-name="P31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1978379058" text:continue-numbering="true" text:style-name="WW8Num46">
        <text:list-item>
          <text:p text:style-name="P31">«Жанр» - <text:span text:style-name="T3">deathmatch</text:span>, <text:span text:style-name="T3">ctf</text:span> или другое</text:p>
        </text:list-item>
        <text:list-item>
          <text:p text:style-name="P31">Количество игроков</text:p>
        </text:list-item>
        <text:list-item>
          <text:p text:style-name="P31">Характеристика действий игрока и доступных игровых элементов, в отличие от описанных выше</text:p>
        </text:list-item>
        <text:list-item>
          <text:p text:style-name="P31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29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29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29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<text:soft-page-break/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29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374058510" text:continue-numbering="true" text:style-name="WW8Num46">
        <text:list-item>
          <text:p text:style-name="P31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31">Стилистика, атмосфера и палитра</text:p>
        </text:list-item>
        <text:list-item>
          <text:p text:style-name="P31">Другие общие сведения </text:p>
        </text:list-item>
      </text:list>
      <text:h text:style-name="P29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1841203783" text:continue-numbering="true" text:style-name="WW8Num46">
        <text:list-item>
          <text:p text:style-name="P31">Интерфейс</text:p>
        </text:list-item>
        <text:list-item>
          <text:p text:style-name="P31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758507804" text:continue-numbering="true" text:style-name="WW8Num46">
        <text:list-item>
          <text:p text:style-name="P31">Персонажи, строения и юниты.</text:p>
        </text:list-item>
        <text:list-item>
          <text:p text:style-name="P31">Игровой мир (ландшафты и статические объекты)</text:p>
        </text:list-item>
      </text:list>
      <text:h text:style-name="P29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1392473824" text:style-name="WW8Num80">
        <text:list-item>
          <text:p text:style-name="P32">3<text:span text:style-name="T3">D </text:span>модели</text:p>
        </text:list-item>
        <text:list-item>
          <text:p text:style-name="P32">текстуры</text:p>
        </text:list-item>
        <text:list-item>
          <text:p text:style-name="P32">анимации</text:p>
        </text:list-item>
      </text:list>
      <text:h text:style-name="P29" text:outline-level="3"><text:bookmark-start text:name="__RefHeading__70_113153493"/><text:bookmark-start text:name="_Ref46138337"/><text:bookmark-start text:name="_Ref46138327"/>Анимационные вставки<text:bookmark-end text:name="__RefHeading__70_113153493"/><text:bookmark-end text:name="_Ref46138337"/><text:bookmark-end text:name="_Ref46138327"/></text:h>
      <text:p text:style-name="Комментарий">Данный раздел должен дать информацию о составе и характере роликов игры, а именно:</text:p>
      <text:list xml:id="list720790978" text:style-name="WW8Num14">
        <text:list-item>
          <text:p text:style-name="P33">Перечень и их расположение в игре (начальный ролик, финальный ролик, ролики миссий и т.д.)</text:p>
        </text:list-item>
        <text:list-item>
          <text:p text:style-name="P33">Характер исполнения (на «движке» игры или отдельная анимация)</text:p>
        </text:list-item>
        <text:list-item>
          <text:p text:style-name="P33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29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29" text:outline-level="3"><text:bookmark-start text:name="__RefHeading__76_113153493"/>Звук и звуковые эффекты<text:bookmark-end text:name="__RefHeading__76_113153493"/></text:h>
      <text:p text:style-name="Комментарий"><text:soft-page-break/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547168055" text:style-name="WW8Num48">
        <text:list-item>
          <text:p text:style-name="P34">Интерфейса</text:p>
        </text:list-item>
        <text:list-item>
          <text:p text:style-name="P34">Спецэффектов</text:p>
        </text:list-item>
        <text:list-item>
          <text:p text:style-name="P34">Игровых объектов</text:p>
        </text:list-item>
        <text:list-item>
          <text:p text:style-name="P34">Диалогов и анимационных вставок</text:p>
        </text:list-item>
      </text:list>
      <text:h text:style-name="P29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222075366" text:style-name="WW8Num37">
        <text:list-item>
          <text:p text:style-name="P35">Главный интерфейс новой игры</text:p>
        </text:list-item>
        <text:list-item>
          <text:p text:style-name="P35">Состав музыкального сопровождения роликов</text:p>
        </text:list-item>
        <text:list-item>
          <text:p text:style-name="P35">Состав тем по уровням игры или их связь</text:p>
        </text:list-item>
        <text:list-item>
          <text:p text:style-name="P35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_RefHeading__80_113153493"/><text:bookmark-start text:name="_Ref46138254"/>Описание уровней<text:bookmark-end text:name="__RefHeading__80_113153493"/><text:bookmark-end text:name="_Ref46138254"/></text:h>
      <text:h text:style-name="P29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29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29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_RefHeading__88_113153493"/><text:bookmark-start text:name="_Ref46203442"/><text:bookmark-start text:name="_Ref46203425"/>Контакты<text:bookmark-end text:name="__RefHeading__88_113153493"/><text:bookmark-end text:name="_Ref46203442"/><text:bookmark-end text:name="_Ref46203425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use-window-font-color="true" style:font-name="Verdana" fo:font-size="10pt" fo:language="ru" fo:country="RU" fo:background-color="transparent" style:font-name-asian="Times New Roman" style:font-size-asian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9-11T22:46:57">11.09.2012</text:date> <text:date style:data-style-name="N108" text:date-value="2012-09-11T22:46:57">10:43 P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5</text:page-number></text:span> из <text:span text:style-name="Page_20_Number"><text:page-count style:num-format="1">15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11.09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2-09-11T22:46:57</dc:date>
    <meta:print-date>2003-07-18T14:03:00</meta:print-date>
    <meta:editing-cycles>376</meta:editing-cycles>
    <meta:editing-duration>PT18H4M58S</meta:editing-duration>
    <meta:generator>LibreOffice/3.5$Linux_X86_64 LibreOffice_project/350m1$Build-2</meta:generator>
    <dc:creator>gas </dc:creator>
    <meta:document-statistic meta:table-count="6" meta:image-count="0" meta:object-count="0" meta:page-count="15" meta:paragraph-count="259" meta:word-count="3811" meta:character-count="26580" meta:non-whitespace-character-count="24712"/>
    <meta:user-defined meta:name="Поле 1"/>
    <meta:user-defined meta:name="Поле 2"/>
    <meta:user-defined meta:name="Поле 3"/>
    <meta:user-defined meta:name="Поле 4"/>
  </office:meta>
</office:document-meta>
</file>